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fo:background-color="#ffff99"/>
    </style:style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Standard" style:list-style-name="L4">
      <style:paragraph-properties fo:text-align="start" style:justify-single-word="false"/>
    </style:style>
    <style:style style:name="P6" style:family="paragraph" style:parent-style-name="Standard" style:list-style-name="L5">
      <style:paragraph-properties fo:text-align="start" style:justify-single-word="false"/>
    </style:style>
    <style:style style:name="P7" style:family="paragraph" style:parent-style-name="Standard" style:list-style-name="L6">
      <style:paragraph-properties fo:text-align="start" style:justify-single-word="false"/>
    </style:style>
    <style:style style:name="P8" style:family="paragraph" style:parent-style-name="Standard" style:list-style-name="L7">
      <style:paragraph-properties fo:text-align="start" style:justify-single-word="false"/>
    </style:style>
    <style:style style:name="P9" style:family="paragraph" style:parent-style-name="Standard" style:list-style-name="L3">
      <style:paragraph-properties fo:text-align="start" style:justify-single-word="false"/>
      <style:text-properties fo:background-color="#ff9900"/>
    </style:style>
    <style:style style:name="P10" style:family="paragraph" style:parent-style-name="Standard" style:list-style-name="L5">
      <style:paragraph-properties fo:text-align="start" style:justify-single-word="false"/>
      <style:text-properties fo:background-color="#ff6600"/>
    </style:style>
    <style:style style:name="P11" style:family="paragraph" style:parent-style-name="Standard" style:list-style-name="L5">
      <style:paragraph-properties fo:text-align="start" style:justify-single-word="false"/>
      <style:text-properties fo:background-color="#cc0066"/>
    </style:style>
    <style:style style:name="P12" style:family="paragraph" style:parent-style-name="Standard" style:list-style-name="L3">
      <style:paragraph-properties fo:text-align="start" style:justify-single-word="false"/>
      <style:text-properties fo:background-color="#ff3333"/>
    </style:style>
    <style:style style:name="P13" style:family="paragraph" style:parent-style-name="Standard" style:list-style-name="L6">
      <style:paragraph-properties fo:text-align="start" style:justify-single-word="false"/>
      <style:text-properties fo:background-color="#ff0000"/>
    </style:style>
    <style:style style:name="P14" style:family="paragraph" style:parent-style-name="Standard" style:list-style-name="L7">
      <style:paragraph-properties fo:text-align="start" style:justify-single-word="false"/>
      <style:text-properties fo:background-color="#ffffff"/>
    </style:style>
    <style:style style:name="P15" style:family="paragraph" style:parent-style-name="Standard" style:list-style-name="L5">
      <style:paragraph-properties fo:text-align="start" style:justify-single-word="false" fo:background-color="#ffff66">
        <style:background-image/>
      </style:paragraph-properties>
    </style:style>
    <style:style style:name="T1" style:family="text">
      <style:text-properties fo:background-color="#ffcc00"/>
    </style:style>
    <style:style style:name="T2" style:family="text">
      <style:text-properties fo:background-color="#ff0000"/>
    </style:style>
    <style:style style:name="T3" style:family="text">
      <style:text-properties fo:background-color="#ffff99"/>
    </style:style>
    <style:style style:name="T4" style:family="text">
      <style:text-properties fo:background-color="#ff6600"/>
    </style:style>
    <style:style style:name="T5" style:family="text">
      <style:text-properties fo:background-color="#cc006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Program 9</text:p>
      <text:list xml:id="list947275063159493342" text:style-name="L1">
        <text:list-item>
          <text:p text:style-name="P2">PRE-CUMMING</text:p>
        </text:list-item>
      </text:list>
      <text:list xml:id="list4714270175272221586" text:style-name="L2">
        <text:list-item>
          <text:list>
            <text:list-item>
              <text:p text:style-name="P3">DREAM it out. DRAW it out. PLAN it out. CONNECT the PIECES. <text:span text:style-name="T3">REDUCE THE MENTAL LOAD</text:span>. CODE ONE PIECE AT A TIME</text:p>
            </text:list-item>
            <text:list-item>
              <text:p text:style-name="P3"><text:span text:style-name="T3">EVERYTHING IS A BLOCK</text:span>.(functions,classes,divs,folders,frameworks,libraries). PLAY WITH BLOCKS. STAY ORGANIZED WITH BLOCKS.</text:p>
            </text:list-item>
            <text:list-item>
              <text:p text:style-name="P3">Keep it <text:span text:style-name="T3">D.R.Y</text:span></text:p>
            </text:list-item>
            <text:list-item>
              <text:p text:style-name="P3">START with that <text:span text:style-name="T3">SKELETON.</text:span> LAYOUT what you know. FIND OUT WHAT YOU DON'T</text:p>
            </text:list-item>
            <text:list-item>
              <text:p text:style-name="P3"><text:span text:style-name="T3">DON'T ASSUME.</text:span> Feel, 0 or 1.</text:p>
            </text:list-item>
            <text:list-item>
              <text:p text:style-name="P3">ENTER THE <text:span text:style-name="T3">FLOW.</text:span> “I AM A GIRL, I AM A HORSE I <text:s/>AM A BIG SISTER AND THIS IS MY HORSE”. JUST THIS.</text:p>
            </text:list-item>
            <text:list-item>
              <text:p text:style-name="P3">Exceptions over nulls. Try and <text:span text:style-name="T3">Catch that Shit</text:span></text:p>
            </text:list-item>
            <text:list-item>
              <text:p text:style-name="P3">Simplicity. <text:span text:style-name="T3">Cut that fucker down. HIT. Pull the bow, release the arrow.</text:span></text:p>
            </text:list-item>
          </text:list>
        </text:list-item>
      </text:list>
      <text:list xml:id="list7900282116919047499" text:style-name="L3">
        <text:list-item>
          <text:p text:style-name="P4"><text:span text:style-name="T1">DOING</text:span>:</text:p>
        </text:list-item>
      </text:list>
      <text:list xml:id="list4719405220157283481" text:style-name="L4">
        <text:list-item>
          <text:p text:style-name="P5"><text:span text:style-name="T1">R.T.F.M, </text:span>P<text:span text:style-name="T1">.R.E.E</text:span>. (O OR 1, <text:span text:style-name="T1">DON'T ASSUME</text:span>).</text:p>
        </text:list-item>
        <text:list-item>
          <text:p text:style-name="P5">FIND <text:span text:style-name="T1">PATTERNS</text:span></text:p>
        </text:list-item>
        <text:list-item>
          <text:p text:style-name="P5"><text:span text:style-name="T1">START AT END(RESULT), MOVE BACKWARDS. UNRAVEL THE CODE. SEE WHAT BLOCKS YOU NEED</text:span></text:p>
        </text:list-item>
      </text:list>
      <text:list xml:id="list43514351" text:continue-list="list7900282116919047499" text:style-name="L3">
        <text:list-item>
          <text:p text:style-name="P9">LEARNING:</text:p>
        </text:list-item>
      </text:list>
      <text:list xml:id="list257269578229006777" text:style-name="L5">
        <text:list-item>
          <text:list>
            <text:list-item>
              <text:p text:style-name="P10">EMPTY YOUR CUP</text:p>
            </text:list-item>
            <text:list-item>
              <text:p text:style-name="P6"><text:span text:style-name="T4">EYES OF A CHILD,</text:span> LIKE A VIRGIN</text:p>
            </text:list-item>
            <text:list-item>
              <text:p text:style-name="P6">NO ASSUMPTIONS, RECONCEPTIONS</text:p>
            </text:list-item>
            <text:list-item>
              <text:p text:style-name="P10">DON'T SKIM/SKIP</text:p>
            </text:list-item>
            <text:list-item>
              <text:p text:style-name="P6">LET <text:span text:style-name="T4">WORDS</text:span> CREATE <text:span text:style-name="T4">IMAGES</text:span> and <text:span text:style-name="T4">MEANING</text:span></text:p>
            </text:list-item>
            <text:list-item>
              <text:p text:style-name="P6">FEYMAN that shit. (<text:span text:style-name="T4">TALK TO THE “BOYSD”</text:span>)</text:p>
            </text:list-item>
            <text:list-item>
              <text:p text:style-name="P6"><text:span text:style-name="T4">KEYWORDS</text:span>, WRITE.REDUCE THAT MENTAL LOAD.</text:p>
            </text:list-item>
            <text:list-item>
              <text:p text:style-name="P6"><text:span text:style-name="T4">MOUSE</text:span> <text:span text:style-name="T2">READER</text:span></text:p>
            </text:list-item>
            <text:list-item>
              <text:p text:style-name="P15">@FIND()</text:p>
            </text:list-item>
            <text:list-item>
              <text:p text:style-name="P6">Wisdom, balance, enough reading with enough doing. <text:span text:style-name="T5">USABLE KNOWLEDGE FOR BUILDING.</text:span></text:p>
            </text:list-item>
            <text:list-item>
              <text:p text:style-name="P11">FIND PATTERNS. ISOLATE, ADD, EXPAND</text:p>
            </text:list-item>
            <text:list-item>
              <text:p text:style-name="P11">to be to THINK, FIGURE OUT, READ AND DO, LEARN JUST LIKE THAT</text:p>
            </text:list-item>
          </text:list>
        </text:list-item>
      </text:list>
      <text:list xml:id="list43514822" text:continue-list="list43514351" text:style-name="L3">
        <text:list-item>
          <text:p text:style-name="P12">FUEL</text:p>
        </text:list-item>
      </text:list>
      <text:list xml:id="list5113135135978175710" text:style-name="L6">
        <text:list-item>
          <text:list>
            <text:list-item>
              <text:p text:style-name="P7">THIS Will <text:span text:style-name="T2">BLAST MY DESIRE</text:span></text:p>
            </text:list-item>
            <text:list-item>
              <text:p text:style-name="P7">FUEL MY LIFE</text:p>
            </text:list-item>
            <text:list-item>
              <text:p text:style-name="P13">MAKE ME MONEY</text:p>
            </text:list-item>
            <text:list-item>
              <text:p text:style-name="P7"><text:span text:style-name="T2">I WOULDN'T DO ANYTHING ELSE</text:span>. <text:span text:style-name="T2">THIS IS MY MENTAL BLADE</text:span>. THIS IS THE MENTAL PART OF ME.</text:p>
            </text:list-item>
          </text:list>
        </text:list-item>
      </text:list>
      <text:list xml:id="list43503789" text:continue-list="list43514822" text:style-name="L3">
        <text:list-item>
          <text:p text:style-name="P4"><text:span text:style-name="T2">EMOTIONS (</text:span>counter punch)</text:p>
        </text:list-item>
      </text:list>
      <text:list xml:id="list4664575076600921633" text:style-name="L7">
        <text:list-item>
          <text:list>
            <text:list-item>
              <text:p text:style-name="P8"><text:span text:style-name="T5">I DIE AS I LIVED</text:span>. Succeed or fail. This is my Mental Blade. This is my <text:span text:style-name="T5">Mental made physical manifest.</text:span></text:p>
            </text:list-item>
            <text:list-item>
              <text:p text:style-name="P8"><text:span text:style-name="T5">STOP THE DREAD</text:span>? Fill the Gaps in YOUR <text:span text:style-name="T5">UNDERSTANDING.</text:span></text:p>
            </text:list-item>
            <text:list-item>
              <text:p text:style-name="P8">DO YOU REALLY <text:span text:style-name="T5">WANT TO DO IT? YES</text:span>? S<text:span text:style-name="T5">EEK UNDERSTANDING</text:span>, D<text:span text:style-name="T5">O WHAT YOU KNOW. FIND OUT WHAT YOU DON'T. FIX IT. MOVE.</text:span></text:p>
            </text:list-item>
            <text:list-item>
              <text:p text:style-name="P8">I DEAM YOU “dreader”,”jolter”,”fearer”,”stressor”,”assumer”. You <text:span text:style-name="T5">WHERE</text:span> one of my only weaknesses. I WILL TRAIN YOU. WITH LOVE, <text:span text:style-name="T5">COMPASSION</text:span>, <text:soft-page-break/>EFFORT,<text:span text:style-name="T5">ENERGY</text:span> AND <text:span text:style-name="T5">UNDERSTANDING</text:span>.</text:p>
            </text:list-item>
            <text:list-item>
              <text:p text:style-name="P8">ENJOY THE GOOD,RESPECT THE BAD. O<text:span text:style-name="T5">NE DAY YOU WILL NO LONGER FEEL HUMAN SESNSATION.</text:span></text:p>
            </text:list-item>
            <text:list-item>
              <text:p text:style-name="P14">Channel the hate, the frustration,<text:span text:style-name="T5">transmute</text:span> it all into energy and laser <text:span text:style-name="T5">focus</text:span> towards <text:span text:style-name="T5">aquring</text:span> the <text:span text:style-name="T5">skills</text:span> to seek <text:span text:style-name="T5">Vindication</text:span> towards UTRGV and those like it.</text:p>
            </text:list-item>
            <text:list-item>
              <text:p text:style-name="P14"><text:span text:style-name="T1">Never tense up</text:span> mentally,physically or emotionall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i Lopez</meta:initial-creator>
    <meta:creation-date>2020-09-18T18:50:32.37</meta:creation-date>
    <dc:date>2020-09-19T23:29:25.16</dc:date>
    <dc:creator>Eli Lopez</dc:creator>
    <meta:editing-duration>PT3H56M18S</meta:editing-duration>
    <meta:editing-cycles>22</meta:editing-cycles>
    <meta:generator>OpenOffice/4.1.7$Win32 OpenOffice.org_project/417m1$Build-9800</meta:generator>
    <meta:document-statistic meta:table-count="0" meta:image-count="0" meta:object-count="0" meta:page-count="2" meta:paragraph-count="40" meta:word-count="380" meta:character-count="2055"/>
  </office:meta>
</office:document-meta>
</file>